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n 1" text:anchor-type="paragraph" svg:x="-0.44583in" svg:y="0in" svg:width="6.99167in" svg:height="6.1034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Cordoba</meta:initial-creator>
    <dc:creator>Fabian Cordoba</dc:creator>
    <meta:creation-date>2021-09-26T21:03:00Z</meta:creation-date>
    <dc:date>2021-09-26T21:05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